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8" style:family="text">
      <style:text-properties fo:color="#221e1f" loext:opacity="100%" fo:font-size="9pt" fo:language="es" fo:country="ES" fo:font-weight="bold" officeooo:rsid="005dd4cc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4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5" style:family="text">
      <style:text-properties fo:color="#221e1f" loext:opacity="100%" style:font-name="Arial2" fo:font-size="9pt" fo:language="es" fo:country="ES" fo:font-weight="bold" officeooo:rsid="005dd4cc" style:font-name-asian="Arial2" style:font-size-asian="9pt" style:font-weight-asian="bold" style:font-name-complex="Arial2" style:text-scale="105%"/>
    </style:style>
    <style:style style:name="T16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7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20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4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5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6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2" style:family="text">
      <style:text-properties fo:color="#221e1f" loext:opacity="100%" fo:font-size="7pt" fo:language="es" fo:country="ES" style:font-size-asian="6.09999990463257pt" style:font-size-complex="7pt"/>
    </style:style>
    <style:style style:name="T43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4" style:family="text">
      <style:text-properties fo:font-size="7.5pt" fo:letter-spacing="-0.004cm" fo:font-style="italic" style:font-size-asian="7.5pt" style:font-style-asian="italic"/>
    </style:style>
    <style:style style:name="T45" style:family="text">
      <style:text-properties fo:font-size="7.5pt" fo:letter-spacing="-0.004cm" fo:font-style="italic" officeooo:rsid="004327e9" style:font-size-asian="7.5pt" style:font-style-asian="italic"/>
    </style:style>
    <style:style style:name="T46" style:family="text">
      <style:text-properties fo:font-size="7.5pt" fo:letter-spacing="-0.004cm" fo:font-style="italic" officeooo:rsid="004036b1" style:font-size-asian="7.5pt" style:font-style-asian="italic"/>
    </style:style>
    <style:style style:name="T47" style:family="text">
      <style:text-properties fo:font-size="7.5pt" fo:letter-spacing="-0.004cm" fo:font-style="italic" officeooo:rsid="001e4335" style:font-size-asian="7.5pt" style:font-style-asian="italic"/>
    </style:style>
    <style:style style:name="T48" style:family="text">
      <style:text-properties fo:font-size="7.5pt" fo:letter-spacing="-0.004cm" fo:font-style="italic" officeooo:rsid="00444da6" style:font-size-asian="7.5pt" style:font-style-asian="italic"/>
    </style:style>
    <style:style style:name="T49" style:family="text">
      <style:text-properties fo:font-size="7.5pt" fo:letter-spacing="-0.004cm" style:font-size-asian="7.5pt"/>
    </style:style>
    <style:style style:name="T50" style:family="text">
      <style:text-properties fo:font-size="7.5pt" fo:letter-spacing="-0.004cm" officeooo:rsid="002df1fe" style:font-size-asian="7.5pt"/>
    </style:style>
    <style:style style:name="T51" style:family="text">
      <style:text-properties fo:font-size="7.5pt" fo:letter-spacing="-0.004cm" fo:font-style="normal" style:font-size-asian="7.5pt" style:font-style-asian="normal" style:font-style-complex="normal"/>
    </style:style>
    <style:style style:name="T52" style:family="text">
      <style:text-properties fo:font-size="7.5pt" fo:letter-spacing="-0.005cm" style:font-size-asian="7.5pt"/>
    </style:style>
    <style:style style:name="T53" style:family="text">
      <style:text-properties fo:font-size="7.5pt" fo:letter-spacing="-0.005cm" fo:font-style="normal" style:font-size-asian="7.5pt" style:font-style-asian="normal" style:font-style-complex="normal"/>
    </style:style>
    <style:style style:name="T54" style:family="text">
      <style:text-properties fo:font-size="7.5pt" style:font-size-asian="7.5pt"/>
    </style:style>
    <style:style style:name="T55" style:family="text">
      <style:text-properties fo:font-size="7.5pt" fo:letter-spacing="-0.007cm" style:font-size-asian="7.5pt"/>
    </style:style>
    <style:style style:name="T56" style:family="text">
      <style:text-properties fo:font-size="7.5pt" fo:letter-spacing="-0.009cm" style:font-size-asian="7.5pt"/>
    </style:style>
    <style:style style:name="T57" style:family="text">
      <style:text-properties fo:font-size="7.5pt" fo:font-style="normal" style:font-size-asian="7.5pt" style:font-style-asian="normal" style:font-style-complex="normal"/>
    </style:style>
    <style:style style:name="T58" style:family="text">
      <style:text-properties fo:font-size="7.5pt" fo:font-style="normal" officeooo:rsid="001c27d9" style:font-size-asian="7.5pt" style:font-style-asian="normal" style:font-style-complex="normal"/>
    </style:style>
    <style:style style:name="T59" style:family="text">
      <style:text-properties fo:font-size="7.5pt" fo:language="es" fo:country="ES" fo:font-style="normal" style:font-size-asian="7.5pt" style:font-style-asian="normal" style:font-style-complex="normal"/>
    </style:style>
    <style:style style:name="T60" style:family="text">
      <style:text-properties style:text-position="sub 58%"/>
    </style:style>
    <style:style style:name="T61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2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3" style:family="text">
      <style:text-properties style:text-position="sub 58%" officeooo:rsid="001f40b3"/>
    </style:style>
    <style:style style:name="T64" style:family="text">
      <style:text-properties style:text-position="sub 58%" officeooo:rsid="002df1fe"/>
    </style:style>
    <style:style style:name="T65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6" style:family="text">
      <style:text-properties fo:font-size="6pt" style:font-size-asian="6pt"/>
    </style:style>
    <style:style style:name="T67" style:family="text">
      <style:text-properties fo:font-size="6pt" officeooo:rsid="00531b7f" style:font-size-asian="6pt"/>
    </style:style>
    <style:style style:name="T68" style:family="text">
      <style:text-properties fo:font-size="6pt" fo:letter-spacing="-0.012cm" style:font-size-asian="6pt"/>
    </style:style>
    <style:style style:name="T69" style:family="text">
      <style:text-properties fo:font-size="6pt" fo:letter-spacing="-0.012cm" officeooo:rsid="001a92c4" style:font-size-asian="6pt"/>
    </style:style>
    <style:style style:name="T70" style:family="text">
      <style:text-properties fo:font-size="6pt" fo:letter-spacing="-0.007cm" fo:font-style="italic" style:font-size-asian="6pt" style:font-style-asian="italic"/>
    </style:style>
    <style:style style:name="T71" style:family="text">
      <style:text-properties fo:font-size="6pt" fo:letter-spacing="-0.009cm" style:font-size-asian="6pt"/>
    </style:style>
    <style:style style:name="T72" style:family="text">
      <style:text-properties fo:font-size="6pt" fo:letter-spacing="-0.009cm" fo:font-style="italic" style:font-size-asian="6pt" style:font-style-asian="italic"/>
    </style:style>
    <style:style style:name="T73" style:family="text">
      <style:text-properties fo:font-size="6pt" fo:font-style="italic" style:font-size-asian="6pt" style:font-style-asian="italic"/>
    </style:style>
    <style:style style:name="T74" style:family="text">
      <style:text-properties fo:font-size="6pt" fo:letter-spacing="-0.004cm" fo:font-style="italic" style:font-size-asian="6pt" style:font-style-asian="italic"/>
    </style:style>
    <style:style style:name="T75" style:family="text">
      <style:text-properties fo:font-size="6pt" fo:letter-spacing="-0.011cm" fo:font-style="italic" style:font-size-asian="6pt" style:font-style-asian="italic"/>
    </style:style>
    <style:style style:name="T76" style:family="text">
      <style:text-properties fo:letter-spacing="-0.005cm"/>
    </style:style>
    <style:style style:name="T77" style:family="text">
      <style:text-properties fo:letter-spacing="-0.004cm"/>
    </style:style>
    <style:style style:name="T78" style:family="text">
      <style:text-properties fo:letter-spacing="-0.007cm"/>
    </style:style>
    <style:style style:name="T79" style:family="text">
      <style:text-properties fo:letter-spacing="-0.002cm"/>
    </style:style>
    <style:style style:name="T80" style:family="text">
      <style:text-properties officeooo:rsid="001a92c4"/>
    </style:style>
    <style:style style:name="T81" style:family="text">
      <style:text-properties fo:letter-spacing="0.055cm"/>
    </style:style>
    <style:style style:name="T82" style:family="text">
      <style:text-properties officeooo:rsid="002df1fe"/>
    </style:style>
    <style:style style:name="T83" style:family="text">
      <style:text-properties officeooo:rsid="002df1fe" style:font-name-asian="Arial2" style:font-name-complex="Arial2"/>
    </style:style>
    <style:style style:name="T84" style:family="text">
      <style:text-properties officeooo:rsid="002fb10f" style:font-name-asian="Arial2" style:font-name-complex="Arial2"/>
    </style:style>
    <style:style style:name="T85" style:family="text">
      <style:text-properties officeooo:rsid="004c4f2e"/>
    </style:style>
    <style:style style:name="T86" style:family="text">
      <style:text-properties officeooo:rsid="004be477"/>
    </style:style>
    <style:style style:name="T87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370 - Planificación y Administración de Redes"/>
            <form:item form:label="0369 - Implantación de Sistemas Operativos"/>
            <form:item form:label="0371 - Fundamentos de Hardware"/>
            <form:item form:label="0372 - Gestión de Bases de Datos"/>
            <form:item form:label="0373 - Lenguajes de Marcas y Sistemas de Gestión de la Información"/>
            <form:item form:label="0179 - Inglés profesional GS"/>
            <form:item form:label="1709 - Itinerario Personal para la Empleabilidad I"/>
            <form:item form:label="0374 - Administración de Sistemas Operativos"/>
            <form:item form:label="0375 - Servicios de Red e Internet"/>
            <form:item form:label="0376 - Implantación de Sistemas en Red"/>
            <form:item form:label="0377 - Administración de Sistemas Gestores de Bases de Datos"/>
            <form:item form:label="0378 - Seguridad y Alta Disponibilidad"/>
            <form:item form:label="0381 - Empresa e Iniciativa Emprendedora"/>
            <form:item form:label="CV0004 - Inglés Técnico II"/>
            <form:item form:label="CV0003 - Inglés Técnico I (a extinguir)"/>
            <form:item form:label="0380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5">por estudios</text:span> <text:span text:style-name="T85">en</text:span> <text:span text:style-name="T86">F</text:span>ormación <text:span text:style-name="T86">P</text:span>rofesional</text:p>
      <text:p text:style-name="P3"><text:span text:style-name="Fuente_20_de_20_párrafo_20_predeter."><text:span text:style-name="T43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7">(1)</text:span></text:span><text:span text:style-name="Fuente_20_de_20_párrafo_20_predeter."><text:span text:style-name="T37">:</text:span></text:span><text:span text:style-name="Fuente_20_de_20_párrafo_20_predeter."><text:span text:style-name="T16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6">(2)</text:span></text:span><text:span text:style-name="Fuente_20_de_20_párrafo_20_predeter."><text:span text:style-name="T3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9"/></text:span></text:p>
      <text:p text:style-name="P43"><text:span text:style-name="Fuente_20_de_20_párrafo_20_predeter."><text:span text:style-name="T9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9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8">ADMINISTRACI</text:span></text:span><text:span text:style-name="Fuente_20_de_20_párrafo_20_predeter."><text:span text:style-name="T15">ÓN DE SISTEMAS INFORMÁTICOS EN RED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4"><draw:control text:anchor-type="as-char" draw:z-index="9" draw:name="Control 39" draw:style-name="gr3" draw:text-style-name="P51" svg:width="0.249cm" svg:height="0.251cm" draw:control="control8"/></text:span><text:span text:style-name="T54"><text:s text:c="3"/></text:span><text:span text:style-name="T57">Tener</text:span><text:span text:style-name="T51"> </text:span><text:span text:style-name="T57">superados</text:span><text:span text:style-name="T51"> </text:span><text:span text:style-name="T57">módulos</text:span><text:span text:style-name="T51"> </text:span><text:span text:style-name="T57">profesionales</text:span><text:span text:style-name="T53"> </text:span><text:span text:style-name="T57">de</text:span><text:span text:style-name="T53"> </text:span><text:span text:style-name="T57">títulos</text:span><text:span text:style-name="T51"> </text:span><text:span text:style-name="T57">de</text:span><text:span text:style-name="T53"> </text:span><text:span text:style-name="T57">Formación</text:span><text:span text:style-name="T51"> </text:span><text:span text:style-name="T57">Profesional</text:span><text:span text:style-name="T51"> </text:span><text:span text:style-name="T57">del</text:span><text:span text:style-name="T53"> </text:span><text:span text:style-name="T57">catálogo</text:span><text:span text:style-name="T51"> </text:span><text:span text:style-name="T57">de</text:span><text:span text:style-name="T53"> </text:span><text:span text:style-name="T57">la</text:span><text:span text:style-name="T53"> </text:span><text:span text:style-name="T57">LOGSE/</text:span><text:span text:style-name="T58">LOE</text:span><text:span text:style-name="T51"> </text:span><text:span text:style-name="T57">o</text:span><text:span text:style-name="T53"> </text:span><text:span text:style-name="T57">bien</text:span><text:span text:style-name="T53"> </text:span><text:span text:style-name="T57">estar</text:span><text:span text:style-name="T53"> </text:span><text:span text:style-name="T57">en</text:span><text:span text:style-name="T53"> </text:span><text:span text:style-name="T57">posesión</text:span><text:span text:style-name="T53"> </text:span><text:span text:style-name="T57">de</text:span><text:span text:style-name="T53"> </text:span><text:span text:style-name="T57">un</text:span><text:span text:style-name="T53"> </text:span><text:span text:style-name="T57">título LOGSE/</text:span><text:span text:style-name="T58">LOE</text:span><text:span text:style-name="T57">, cuya convalidación está definida en las normas que regulan los títulos de Formación Profesional del catálogo de la L</text:span><text:span text:style-name="T58">FP</text:span><text:span text:style-name="T57">.</text:span></text:p>
      <text:p text:style-name="P28"><text:span text:style-name="T54"><draw:control text:anchor-type="as-char" draw:z-index="10" draw:name="Control 41" draw:style-name="gr3" draw:text-style-name="P51" svg:width="0.249cm" svg:height="0.251cm" draw:control="control9"/></text:span><text:span text:style-name="T54"><text:s text:c="3"/>Tener</text:span><text:span text:style-name="T56"> </text:span><text:span text:style-name="T54">superados</text:span><text:span text:style-name="T49"> </text:span><text:span text:style-name="T54">módulos</text:span><text:span text:style-name="T49"> </text:span><text:span text:style-name="T54">profesionales</text:span><text:span text:style-name="T52"> </text:span><text:span text:style-name="T54">de</text:span><text:span text:style-name="T55"> </text:span><text:span text:style-name="T54">diversos</text:span><text:span text:style-name="T52"> </text:span><text:span text:style-name="T54">títulos</text:span><text:span text:style-name="T49"> </text:span><text:span text:style-name="T54">Formación</text:span><text:span text:style-name="T49"> </text:span><text:span text:style-name="T54">Profesional</text:span><text:span text:style-name="T49"> Básica.</text:span></text:p>
      <text:p text:style-name="P29"><text:span text:style-name="T49"><draw:control text:anchor-type="as-char" draw:z-index="51" draw:name="Control 37" draw:style-name="gr3" draw:text-style-name="P51" svg:width="0.249cm" svg:height="0.251cm" draw:control="control52"/></text:span><text:span text:style-name="T49"><text:s text:c="3"/></text:span><text:span text:style-name="T50">T</text:span><text:span text:style-name="T49">ener</text:span><text:span text:style-name="T56"> </text:span><text:span text:style-name="T49">superados </text:span><text:span text:style-name="T50">estudios <text:s/>que acrediten competencias</text:span><text:span text:style-name="T49"> profesionales.</text:span></text:p>
      <text:p text:style-name="P31"><text:span text:style-name="T59"><draw:control text:anchor-type="as-char" draw:z-index="11" draw:name="Control 43" draw:style-name="gr3" draw:text-style-name="P51" svg:width="0.249cm" svg:height="0.251cm" draw:control="control10"/></text:span><text:span text:style-name="T59"><text:s text:c="3"/></text:span><text:span text:style-name="Fuente_20_de_20_párrafo_20_predeter."><text:span text:style-name="T10">Tener</text:span></text:span><text:span text:style-name="Fuente_20_de_20_párrafo_20_predeter."><text:span text:style-name="T11"> </text:span></text:span><text:span text:style-name="Fuente_20_de_20_párrafo_20_predeter."><text:span text:style-name="T10">superados</text:span></text:span><text:span text:style-name="Fuente_20_de_20_párrafo_20_predeter."><text:span text:style-name="T11"> </text:span></text:span><text:span text:style-name="Fuente_20_de_20_párrafo_20_predeter."><text:span text:style-name="T10">otros</text:span></text:span><text:span text:style-name="Fuente_20_de_20_párrafo_20_predeter."><text:span text:style-name="T12"> </text:span></text:span><text:span text:style-name="Fuente_20_de_20_párrafo_20_predeter."><text:span text:style-name="T10">estudios</text:span></text:span><text:span text:style-name="Fuente_20_de_20_párrafo_20_predeter."><text:span text:style-name="T12"> </text:span></text:span><text:span text:style-name="Fuente_20_de_20_párrafo_20_predeter."><text:span text:style-name="T10">reglados</text:span></text:span><text:span text:style-name="Fuente_20_de_20_párrafo_20_predeter."><text:span text:style-name="T11"> </text:span></text:span><text:span text:style-name="Fuente_20_de_20_párrafo_20_predeter."><text:span text:style-name="T10">(indíquese</text:span></text:span><text:span text:style-name="Fuente_20_de_20_párrafo_20_predeter."><text:span text:style-name="T13"> </text:span></text:span><text:span text:style-name="Fuente_20_de_20_párrafo_20_predeter."><text:span text:style-name="T11">cuáles): <text:s/></text:span></text:span><text:span text:style-name="T11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4"><text:s text:c="14"/></text:span><text:span text:style-name="T46">Módulo</text:span><text:span text:style-name="T44"> <text:s text:c="26"/></text:span><text:span text:style-name="T47">AA </text:span><text:span text:style-name="T48">o</text:span><text:span text:style-name="T46"> </text:span><text:span text:style-name="T47">CO</text:span><text:span text:style-name="T61">(</text:span><text:span text:style-name="T62">3</text:span><text:span text:style-name="T61">)</text:span><text:span text:style-name="T47"> <text:s text:c="11"/></text:span><text:span text:style-name="T45"><text:s text:c="9"/></text:span><text:span text:style-name="T46">Módulo</text:span><text:span text:style-name="T47"> <text:s text:c="16"/>AA </text:span><text:span text:style-name="T48">o</text:span><text:span text:style-name="T47"> CO</text:span><text:span text:style-name="T61">(</text:span><text:span text:style-name="T62">3</text:span><text:span text:style-name="T61">)</text:span><text:span text:style-name="T47"> <text:s text:c="17"/></text:span><text:span text:style-name="T46">Módulo</text:span><text:span text:style-name="T47"> <text:s text:c="20"/>AA </text:span><text:span text:style-name="T48">o</text:span><text:span text:style-name="T47"> CO</text:span><text:span text:style-name="T61">(</text:span><text:span text:style-name="T62">3</text:span><text:span text:style-name="T61">)</text:span><text:span text:style-name="T47"> <text:s text:c="12"/></text:span><text:span text:style-name="T45"><text:s text:c="4"/></text:span><text:span text:style-name="T46">Módulo <text:s text:c="15"/></text:span><text:span text:style-name="T47"><text:s text:c="6"/>AA </text:span><text:span text:style-name="T48">o </text:span><text:span text:style-name="T47">CO</text:span><text:span text:style-name="T61">(</text:span><text:span text:style-name="T62">3</text:span><text:span text:style-name="T61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2"/></text:span></text:p>
      <text:p text:style-name="P32">A<text:span text:style-name="T76"> </text:span>tal<text:span text:style-name="T77"> </text:span>efecto<text:span text:style-name="T78"> </text:span>presenta<text:span text:style-name="T78"> </text:span>la<text:span text:style-name="T78"> </text:span>siguiente<text:span text:style-name="T77"> documentación:</text:span></text:p>
      <text:p text:style-name="P34"><text:span text:style-name="T81"><draw:control text:anchor-type="as-char" draw:z-index="31" draw:name="Control 35" draw:style-name="gr3" draw:text-style-name="P51" svg:width="0.249cm" svg:height="0.251cm" draw:control="control30"/></text:span><text:span text:style-name="T81"><text:s/></text:span>Fotocopia<text:span text:style-name="T79"> </text:span>del<text:span text:style-name="T77"> </text:span>documento<text:span text:style-name="T77"> </text:span>de<text:span text:style-name="T77"> </text:span>identificación<text:span text:style-name="T77"> </text:span>(nacional<text:span text:style-name="T79"> </text:span>o<text:span text:style-name="T77"> </text:span>extranjero). <text:span text:style-name="T87">N</text:span>o <text:span text:style-name="T87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80">C</text:span>ertificación<text:span text:style-name="T77"> </text:span>académica<text:span text:style-name="T76"> </text:span>oficial<text:span text:style-name="T76"> </text:span>(original<text:span text:style-name="T77"> </text:span>o<text:span text:style-name="T76"> </text:span>fotocopia<text:span text:style-name="T77"> </text:span>compulsada)<text:span text:style-name="T77"> </text:span>en<text:span text:style-name="T76"> </text:span>la<text:span text:style-name="T76"> </text:span>que<text:span text:style-name="T76"> </text:span>consten<text:span text:style-name="T77"> </text:span>los<text:span text:style-name="T76"> </text:span>módulos<text:span text:style-name="T77"> </text:span>profesionales<text:span text:style-name="T76"> </text:span>cursados,<text:span text:style-name="T77"> </text:span>la<text:span text:style-name="T76"> </text:span>convocatoria<text:span text:style-name="T77"> </text:span>en<text:span text:style-name="T76"> </text:span>la<text:span text:style-name="T76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2">Certificaci</text:span><text:span text:style-name="T83">ón </text:span><text:span text:style-name="T84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60">(</text:span><text:span text:style-name="T63">4</text:span><text:span text:style-name="T60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2">Otros</text:span><text:span text:style-name="T64">(5)</text:span><text:span text:style-name="T82">: </text:span><text:span text:style-name="T82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8"><text:s text:c="2"/></text:span></text:span><text:span text:style-name="Fuente_20_de_20_párrafo_20_predeter."><text:span text:style-name="T39">Autorizo al Centro Específico de Educación a Distancia de </text:span></text:span><text:span text:style-name="Fuente_20_de_20_párrafo_20_predeter."><text:span text:style-name="T40">la Comunidad </text:span></text:span><text:span text:style-name="Fuente_20_de_20_párrafo_20_predeter."><text:span text:style-name="T39">Valenci</text:span></text:span><text:span text:style-name="Fuente_20_de_20_párrafo_20_predeter."><text:span text:style-name="T40">an</text:span></text:span><text:span text:style-name="Fuente_20_de_20_párrafo_20_predeter."><text:span text:style-name="T39">a para la obtención del certificado académico </text:span></text:span><text:span text:style-name="Fuente_20_de_20_párrafo_20_predeter."><text:span text:style-name="T41">de los estudios <text:s text:c="13"/>realizados en ese Centro</text:span></text:span><text:span text:style-name="Fuente_20_de_20_párrafo_20_predeter."><text:span text:style-name="T39">.</text:span></text:span><text:span text:style-name="Fuente_20_de_20_párrafo_20_predeter."><text:span text:style-name="T18">(</text:span></text:span><text:span text:style-name="Fuente_20_de_20_párrafo_20_predeter."><text:span text:style-name="T19">6</text:span></text:span><text:span text:style-name="Fuente_20_de_20_párrafo_20_predeter."><text:span text:style-name="T18">):</text:span></text:span></text:p>
      <text:p text:style-name="P21"><text:span text:style-name="Fuente_20_de_20_párrafo_20_predeter."><text:span text:style-name="T20"/></text:span></text:p>
      <text:p text:style-name="P21"><text:span text:style-name="Fuente_20_de_20_párrafo_20_predeter."><text:span text:style-name="T18"><text:s/></text:span></text:span><text:span text:style-name="Fuente_20_de_20_párrafo_20_predeter."><text:span text:style-name="T39"><text:s/></text:span></text:span><text:span text:style-name="Fuente_20_de_20_párrafo_20_predeter."><text:span text:style-name="T14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7">(1) </text:span><text:span text:style-name="T66">NIA:</text:span><text:span text:style-name="T68"> </text:span><text:span text:style-name="T69">N</text:span><text:span text:style-name="T73">úmero</text:span><text:span text:style-name="T70"> </text:span><text:span text:style-name="T73">de</text:span><text:span text:style-name="T72"> </text:span><text:span text:style-name="T73">identificación</text:span><text:span text:style-name="T72"> </text:span><text:span text:style-name="T73">del</text:span><text:span text:style-name="T72"> </text:span><text:span text:style-name="T74">alumno/a</text:span></text:p>
      <text:p text:style-name="P39"><text:span text:style-name="T67">(2) </text:span><text:span text:style-name="T66">DNI</text:span><text:span text:style-name="T71"> </text:span><text:span text:style-name="T66">/ NIE:</text:span><text:span text:style-name="T71"> </text:span><text:span text:style-name="T73">Documento</text:span><text:span text:style-name="T70"> </text:span><text:span text:style-name="T73">nacional</text:span><text:span text:style-name="T72"> </text:span><text:span text:style-name="T73">de</text:span><text:span text:style-name="T72"> </text:span><text:span text:style-name="T73">identidad</text:span><text:span text:style-name="T75"> </text:span><text:span text:style-name="T73">–</text:span><text:span text:style-name="T70"> </text:span><text:span text:style-name="T73">Número</text:span><text:span text:style-name="T70"> </text:span><text:span text:style-name="T73">de</text:span><text:span text:style-name="T72"> </text:span><text:span text:style-name="T73">identificación</text:span><text:span text:style-name="T72"> </text:span><text:span text:style-name="T73">de</text:span><text:span text:style-name="T75"> </text:span><text:span text:style-name="T73">extranjeros</text:span><text:span text:style-name="T72"> </text:span><text:span text:style-name="T73">o</text:span><text:span text:style-name="T72"> </text:span><text:span text:style-name="T73">documento</text:span><text:span text:style-name="T72"> </text:span><text:span text:style-name="T73">legalmente</text:span><text:span text:style-name="T72"> </text:span><text:span text:style-name="T74">establecido</text:span></text:p>
      <text:p text:style-name="P40"><text:span text:style-name="T65">(3) </text:span><text:span text:style-name="Fuente_20_de_20_párrafo_20_predeter."><text:span text:style-name="T25">CO:</text:span></text:span><text:span text:style-name="Fuente_20_de_20_párrafo_20_predeter."><text:span text:style-name="T21"> Convalidación / </text:span></text:span><text:span text:style-name="Fuente_20_de_20_párrafo_20_predeter."><text:span text:style-name="T25">AA:</text:span></text:span><text:span text:style-name="Fuente_20_de_20_párrafo_20_predeter."><text:span text:style-name="T21"> Aprobado con an</text:span></text:span><text:span text:style-name="Fuente_20_de_20_párrafo_20_predeter."><text:span text:style-name="T22">t</text:span></text:span><text:span text:style-name="Fuente_20_de_20_párrafo_20_predeter."><text:span text:style-name="T21">eriorida</text:span></text:span><text:span text:style-name="Fuente_20_de_20_párrafo_20_predeter."><text:span text:style-name="T23">d</text:span></text:span><text:span text:style-name="Fuente_20_de_20_párrafo_20_predeter."><text:span text:style-name="T27">.</text:span></text:span></text:p>
      <text:p text:style-name="P41"><text:span text:style-name="Fuente_20_de_20_párrafo_20_predeter."><text:span text:style-name="T28">(</text:span></text:span><text:span text:style-name="Fuente_20_de_20_párrafo_20_predeter."><text:span text:style-name="T25">4) O</text:span></text:span><text:span text:style-name="Fuente_20_de_20_párrafo_20_predeter."><text:span text:style-name="T34"> </text:span></text:span><text:span text:style-name="Fuente_20_de_20_párrafo_20_predeter."><text:span text:style-name="T25">fotocopia</text:span></text:span><text:span text:style-name="Fuente_20_de_20_párrafo_20_predeter."><text:span text:style-name="T36"> </text:span></text:span><text:span text:style-name="Fuente_20_de_20_párrafo_20_predeter."><text:span text:style-name="T25">del antiguo </text:span></text:span><text:span text:style-name="Fuente_20_de_20_párrafo_20_predeter."><text:span text:style-name="T24">Libro</text:span></text:span><text:span text:style-name="Fuente_20_de_20_párrafo_20_predeter."><text:span text:style-name="T35"> </text:span></text:span><text:span text:style-name="Fuente_20_de_20_párrafo_20_predeter."><text:span text:style-name="T24">de Calificaciones</text:span></text:span><text:span text:style-name="Fuente_20_de_20_párrafo_20_predeter."><text:span text:style-name="T35"> </text:span></text:span><text:span text:style-name="Fuente_20_de_20_párrafo_20_predeter."><text:span text:style-name="T24">de Formación</text:span></text:span><text:span text:style-name="Fuente_20_de_20_párrafo_20_predeter."><text:span text:style-name="T35"> </text:span></text:span><text:span text:style-name="Fuente_20_de_20_párrafo_20_predeter."><text:span text:style-name="T24">Profesional</text:span></text:span><text:span text:style-name="Fuente_20_de_20_párrafo_20_predeter."><text:span text:style-name="T25">.</text:span></text:span></text:p>
      <text:p text:style-name="P42"><text:span text:style-name="Fuente_20_de_20_párrafo_20_predeter."><text:span text:style-name="T28">(</text:span></text:span><text:span text:style-name="Fuente_20_de_20_párrafo_20_predeter."><text:span text:style-name="T29">5</text:span></text:span><text:span text:style-name="Fuente_20_de_20_párrafo_20_predeter."><text:span text:style-name="T25">) </text:span></text:span><text:span text:style-name="Fuente_20_de_20_párrafo_20_predeter."><text:span text:style-name="T29">Indique cualquier otra doc</text:span></text:span><text:span text:style-name="Fuente_20_de_20_párrafo_20_predeter."><text:span text:style-name="T30">u</text:span></text:span><text:span text:style-name="Fuente_20_de_20_párrafo_20_predeter."><text:span text:style-name="T29">mentación aportada</text:span></text:span><text:span text:style-name="Fuente_20_de_20_párrafo_20_predeter."><text:span text:style-name="T25">.</text:span></text:span></text:p>
      <text:p text:style-name="P23"><text:span text:style-name="Fuente_20_de_20_párrafo_20_predeter."><text:span text:style-name="T26">(</text:span></text:span><text:span text:style-name="Fuente_20_de_20_párrafo_20_predeter."><text:span text:style-name="T29">6</text:span></text:span><text:span text:style-name="Fuente_20_de_20_párrafo_20_predeter."><text:span text:style-name="T26">) </text:span></text:span><text:span text:style-name="Fuente_20_de_20_párrafo_20_predeter."><text:span text:style-name="T28">Sólo estudios realizados en el CEEDCV. Indicar c</text:span></text:span><text:span text:style-name="Fuente_20_de_20_párrafo_20_predeter."><text:span text:style-name="T25">iclo y año de finalización del mismo </text:span></text:span><text:span text:style-name="Fuente_20_de_20_párrafo_20_predeter."><text:span text:style-name="T26">separados por </text:span></text:span><text:span text:style-name="Fuente_20_de_20_párrafo_20_predeter."><text:span text:style-name="T32">barra. Si hay varios sep</text:span></text:span><text:span text:style-name="Fuente_20_de_20_párrafo_20_predeter."><text:span text:style-name="T33">a</text:span></text:span><text:span text:style-name="Fuente_20_de_20_párrafo_20_predeter."><text:span text:style-name="T32">rarlos con </text:span></text:span><text:span text:style-name="Fuente_20_de_20_párrafo_20_predeter."><text:span text:style-name="T26">coma </text:span></text:span><text:span text:style-name="Fuente_20_de_20_párrafo_20_predeter."><text:span text:style-name="T32">(por ejemplo: DAW/22, GIAT/24)</text:span></text:span><text:span text:style-name="Fuente_20_de_20_párrafo_20_predeter."><text:span text:style-name="T26">.</text:span></text:span></text:p>
      <text:p text:style-name="P24"><text:span text:style-name="Fuente_20_de_20_párrafo_20_predeter."><text:span text:style-name="T26"/></text:span></text:p>
      <text:p text:style-name="P24"><text:span text:style-name="Fuente_20_de_20_párrafo_20_predeter."><text:span text:style-name="T26"/></text:span></text:p>
      <text:p text:style-name="P25"><text:span text:style-name="Fuente_20_de_20_párrafo_20_predeter."><text:span text:style-name="T26"><text:tab/></text:span></text:span><text:span text:style-name="Fuente_20_de_20_párrafo_20_predeter."><text:span text:style-name="T26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6">, </text:span></text:span><text:span text:style-name="Fuente_20_de_20_párrafo_20_predeter."><text:span text:style-name="T26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6"><text:s/></text:span></text:span><text:span text:style-name="Fuente_20_de_20_párrafo_20_predeter."><text:span text:style-name="T31">de </text:span></text:span><text:span text:style-name="Fuente_20_de_20_párrafo_20_predeter."><text:span text:style-name="T31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1"><text:s/>de </text:span></text:span><text:span text:style-name="Fuente_20_de_20_párrafo_20_predeter."><text:span text:style-name="T31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5"><text:span text:style-name="Fuente_20_de_20_párrafo_20_predeter."><text:span text:style-name="T31"/></text:span></text:p>
      <text:p text:style-name="P26"><text:span text:style-name="Fuente_20_de_20_párrafo_20_predeter."><text:span text:style-name="T31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2</meta:editing-cycles>
    <meta:editing-duration>P5DT13H10M42S</meta:editing-duration>
    <dc:date>2024-07-23T12:24:10.846666464</dc:date>
    <meta:document-statistic meta:table-count="0" meta:image-count="0" meta:object-count="0" meta:page-count="1" meta:paragraph-count="44" meta:word-count="335" meta:character-count="2763" meta:non-whitespace-character-count="213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